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odstawowy" table:style-name="ta1">
        <table:table-column table:style-name="co1" table:number-columns-repeated="3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L. procesorów</text:p>
          </table:table-cell>
          <table:table-cell office:value-type="string" calcext:value-type="string">
            <text:p>Rozmiar problemu</text:p>
          </table:table-cell>
          <table:table-cell office:value-type="string" calcext:value-type="string">
            <text:p>Czas</text:p>
          </table:table-cell>
          <table:table-cell/>
          <table:table-cell office:value-type="string" calcext:value-type="string">
            <text:p>Przyspieszenie</text:p>
          </table:table-cell>
          <table:table-cell office:value-type="string" calcext:value-type="string">
            <text:p>Efektywność</text:p>
          </table:table-cell>
          <table:table-cell office:value-type="string" calcext:value-type="string">
            <text:p>Część sekwencyjn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695818" calcext:value-type="float">
            <text:p>0,695818</text:p>
          </table:table-cell>
          <table:table-cell/>
          <table:table-cell table:formula="of:=[.C2]/[.C2]" office:value-type="float" office:value="1" calcext:value-type="float">
            <text:p>1</text:p>
          </table:table-cell>
          <table:table-cell table:formula="of:=[.E2]/[.A2]" office:value-type="float" office:value="1" calcext:value-type="float">
            <text:p>1</text:p>
          </table:table-cell>
          <table:table-cell table:number-columns-repeated="2"/>
          <table:table-cell>
            <draw:frame table:end-cell-address="Podstawowy.O22" table:end-x="1.471cm" table:end-y="0.018cm" draw:z-index="0" draw:style-name="gr1" draw:text-style-name="P1" svg:width="14.998cm" svg:height="8.998cm" svg:x="0.022cm" svg:y="0.053cm">
              <draw:object draw:notify-on-update-of-ranges="Podstawowy.A2:Podstawowy.A8 Podstawowy.E2:Podstawowy.E8 Podstawowy.A10:Podstawowy.A16 Podstawowy.E10:Podstawowy.E16 Podstawowy.A18:Podstawowy.A24 Podstawowy.E18:Podstawowy.E2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371276" calcext:value-type="float">
            <text:p>0,371276</text:p>
          </table:table-cell>
          <table:table-cell/>
          <table:table-cell table:formula="of:=[.C2]/[.C3]" office:value-type="float" office:value="1.87412598713625" calcext:value-type="float">
            <text:p>1,8741259871</text:p>
          </table:table-cell>
          <table:table-cell table:formula="of:=[.E3]/[.A3]" office:value-type="float" office:value="0.937062993568127" calcext:value-type="float">
            <text:p>0,9370629936</text:p>
          </table:table-cell>
          <table:table-cell table:formula="of:=(1/[.E3]-1/[.A3])/(1-1/[.A3])" office:value-type="float" office:value="0.0671641147541455" calcext:value-type="float">
            <text:p>0,067164114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197708" calcext:value-type="float">
            <text:p>0,197708</text:p>
          </table:table-cell>
          <table:table-cell/>
          <table:table-cell table:formula="of:=[.C2]/[.C4]" office:value-type="float" office:value="3.51942258279887" calcext:value-type="float">
            <text:p>3,5194225828</text:p>
          </table:table-cell>
          <table:table-cell table:formula="of:=[.E4]/[.A4]" office:value-type="float" office:value="0.879855645699719" calcext:value-type="float">
            <text:p>0,8798556457</text:p>
          </table:table-cell>
          <table:table-cell table:formula="of:=(1/[.E4]-1/[.A4])/(1-1/[.A4])" office:value-type="float" office:value="0.0455166916253005" calcext:value-type="float">
            <text:p>0,045516691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15966" calcext:value-type="float">
            <text:p>0,15966</text:p>
          </table:table-cell>
          <table:table-cell/>
          <table:table-cell table:formula="of:=[.C2]/[.C5]" office:value-type="float" office:value="4.35812351246399" calcext:value-type="float">
            <text:p>4,3581235125</text:p>
          </table:table-cell>
          <table:table-cell table:formula="of:=[.E5]/[.A5]" office:value-type="float" office:value="0.726353918743997" calcext:value-type="float">
            <text:p>0,7263539187</text:p>
          </table:table-cell>
          <table:table-cell table:formula="of:=(1/[.E5]-1/[.A5])/(1-1/[.A5])" office:value-type="float" office:value="0.0753478639529303" calcext:value-type="float">
            <text:p>0,07534786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123776" calcext:value-type="float">
            <text:p>0,123776</text:p>
          </table:table-cell>
          <table:table-cell/>
          <table:table-cell table:formula="of:=[.C2]/[.C6]" office:value-type="float" office:value="5.62159061530507" calcext:value-type="float">
            <text:p>5,6215906153</text:p>
          </table:table-cell>
          <table:table-cell table:formula="of:=[.E6]/[.A6]" office:value-type="float" office:value="0.702698826913133" calcext:value-type="float">
            <text:p>0,7026988269</text:p>
          </table:table-cell>
          <table:table-cell table:formula="of:=(1/[.E6]-1/[.A6])/(1-1/[.A6])" office:value-type="float" office:value="0.060440681738205" calcext:value-type="float">
            <text:p>0,060440681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127748" calcext:value-type="float">
            <text:p>0,127748</text:p>
          </table:table-cell>
          <table:table-cell/>
          <table:table-cell table:formula="of:=[.C2]/[.C7]" office:value-type="float" office:value="5.44680151548361" calcext:value-type="float">
            <text:p>5,4468015155</text:p>
          </table:table-cell>
          <table:table-cell table:formula="of:=[.E7]/[.A7]" office:value-type="float" office:value="0.544680151548361" calcext:value-type="float">
            <text:p>0,5446801515</text:p>
          </table:table-cell>
          <table:table-cell table:formula="of:=(1/[.E7]-1/[.A7])/(1-1/[.A7])" office:value-type="float" office:value="0.0928822064262654" calcext:value-type="float">
            <text:p>0,092882206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096979" calcext:value-type="float">
            <text:p>0,096979</text:p>
          </table:table-cell>
          <table:table-cell/>
          <table:table-cell table:formula="of:=[.C2]/[.C8]" office:value-type="float" office:value="7.17493477969457" calcext:value-type="float">
            <text:p>7,1749347797</text:p>
          </table:table-cell>
          <table:table-cell table:formula="of:=[.E8]/[.A8]" office:value-type="float" office:value="0.597911231641214" calcext:value-type="float">
            <text:p>0,5979112316</text:p>
          </table:table-cell>
          <table:table-cell table:formula="of:=(1/[.E8]-1/[.A8])/(1-1/[.A8])" office:value-type="float" office:value="0.0611353700379854" calcext:value-type="float">
            <text:p>0,0611353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.674537" calcext:value-type="float">
            <text:p>5,674537</text:p>
          </table:table-cell>
          <table:table-cell/>
          <table:table-cell table:formula="of:=[.C10]/[.C10]" office:value-type="float" office:value="1" calcext:value-type="float">
            <text:p>1</text:p>
          </table:table-cell>
          <table:table-cell table:formula="of:=[.E10]/[.A10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.977272" calcext:value-type="float">
            <text:p>2,977272</text:p>
          </table:table-cell>
          <table:table-cell/>
          <table:table-cell table:formula="of:=[.C10]/[.C11]" office:value-type="float" office:value="1.90595182435464" calcext:value-type="float">
            <text:p>1,9059518244</text:p>
          </table:table-cell>
          <table:table-cell table:formula="of:=[.E11]/[.A11]" office:value-type="float" office:value="0.952975912177322" calcext:value-type="float">
            <text:p>0,9529759122</text:p>
          </table:table-cell>
          <table:table-cell table:formula="of:=(1/[.E11]-1/[.A11])/(1-1/[.A11])" office:value-type="float" office:value="0.049344466341483" calcext:value-type="float">
            <text:p>0,049344466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.536553" calcext:value-type="float">
            <text:p>1,536553</text:p>
          </table:table-cell>
          <table:table-cell/>
          <table:table-cell table:formula="of:=[.C10]/[.C12]" office:value-type="float" office:value="3.69303043891099" calcext:value-type="float">
            <text:p>3,6930304389</text:p>
          </table:table-cell>
          <table:table-cell table:formula="of:=[.E12]/[.A12]" office:value-type="float" office:value="0.923257609727748" calcext:value-type="float">
            <text:p>0,9232576097</text:p>
          </table:table-cell>
          <table:table-cell table:formula="of:=(1/[.E12]-1/[.A12])/(1-1/[.A12])" office:value-type="float" office:value="0.0277071063242693" calcext:value-type="float">
            <text:p>0,027707106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.053211" calcext:value-type="float">
            <text:p>1,053211</text:p>
          </table:table-cell>
          <table:table-cell/>
          <table:table-cell table:formula="of:=[.C10]/[.C13]" office:value-type="float" office:value="5.38784441104394" calcext:value-type="float">
            <text:p>5,387844411</text:p>
          </table:table-cell>
          <table:table-cell table:formula="of:=[.E13]/[.A13]" office:value-type="float" office:value="0.897974068507324" calcext:value-type="float">
            <text:p>0,8979740685</text:p>
          </table:table-cell>
          <table:table-cell table:formula="of:=(1/[.E13]-1/[.A13])/(1-1/[.A13])" office:value-type="float" office:value="0.0227235807961072" calcext:value-type="float">
            <text:p>0,022723580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788637" calcext:value-type="float">
            <text:p>0,788637</text:p>
          </table:table-cell>
          <table:table-cell/>
          <table:table-cell table:formula="of:=[.C10]/[.C14]" office:value-type="float" office:value="7.19537252246598" calcext:value-type="float">
            <text:p>7,1953725225</text:p>
          </table:table-cell>
          <table:table-cell table:formula="of:=[.E14]/[.A14]" office:value-type="float" office:value="0.899421565308247" calcext:value-type="float">
            <text:p>0,8994215653</text:p>
          </table:table-cell>
          <table:table-cell table:formula="of:=(1/[.E14]-1/[.A14])/(1-1/[.A14])" office:value-type="float" office:value="0.0159750981823337" calcext:value-type="float">
            <text:p>0,015975098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651564" calcext:value-type="float">
            <text:p>0,651564</text:p>
          </table:table-cell>
          <table:table-cell/>
          <table:table-cell table:formula="of:=[.C10]/[.C15]" office:value-type="float" office:value="8.70910148504215" calcext:value-type="float">
            <text:p>8,709101485</text:p>
          </table:table-cell>
          <table:table-cell table:formula="of:=[.E15]/[.A15]" office:value-type="float" office:value="0.870910148504215" calcext:value-type="float">
            <text:p>0,8709101485</text:p>
          </table:table-cell>
          <table:table-cell table:formula="of:=(1/[.E15]-1/[.A15])/(1-1/[.A15])" office:value-type="float" office:value="0.0164693417082114" calcext:value-type="float">
            <text:p>0,016469341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579878" calcext:value-type="float">
            <text:p>0,579878</text:p>
          </table:table-cell>
          <table:table-cell/>
          <table:table-cell table:formula="of:=[.C10]/[.C16]" office:value-type="float" office:value="9.78574286315397" calcext:value-type="float">
            <text:p>9,7857428632</text:p>
          </table:table-cell>
          <table:table-cell table:formula="of:=[.E16]/[.A16]" office:value-type="float" office:value="0.815478571929498" calcext:value-type="float">
            <text:p>0,8154785719</text:p>
          </table:table-cell>
          <table:table-cell table:formula="of:=(1/[.E16]-1/[.A16])/(1-1/[.A16])" office:value-type="float" office:value="0.0205703446498246" calcext:value-type="float">
            <text:p>0,0205703446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7.47244" calcext:value-type="float">
            <text:p>57,47244</text:p>
          </table:table-cell>
          <table:table-cell/>
          <table:table-cell table:formula="of:=[.C18]/[.C18]" office:value-type="float" office:value="1" calcext:value-type="float">
            <text:p>1</text:p>
          </table:table-cell>
          <table:table-cell table:formula="of:=[.E18]/[.A18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29.197525" calcext:value-type="float">
            <text:p>29,197525</text:p>
          </table:table-cell>
          <table:table-cell/>
          <table:table-cell table:formula="of:=[.C18]/[.C19]" office:value-type="float" office:value="1.96840108879092" calcext:value-type="float">
            <text:p>1,9684010888</text:p>
          </table:table-cell>
          <table:table-cell table:formula="of:=[.E19]/[.A19]" office:value-type="float" office:value="0.984200544395458" calcext:value-type="float">
            <text:p>0,9842005444</text:p>
          </table:table-cell>
          <table:table-cell table:formula="of:=(1/[.E19]-1/[.A19])/(1-1/[.A19])" office:value-type="float" office:value="0.0160530856180805" calcext:value-type="float">
            <text:p>0,016053085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4.081539" calcext:value-type="float">
            <text:p>14,081539</text:p>
          </table:table-cell>
          <table:table-cell/>
          <table:table-cell table:formula="of:=[.C18]/[.C20]" office:value-type="float" office:value="4.08140331820265" calcext:value-type="float">
            <text:p>4,0814033182</text:p>
          </table:table-cell>
          <table:table-cell table:formula="of:=[.E20]/[.A20]" office:value-type="float" office:value="1.02035082955066" calcext:value-type="float">
            <text:p>1,0203508296</text:p>
          </table:table-cell>
          <table:table-cell table:formula="of:=(1/[.E20]-1/[.A20])/(1-1/[.A20])" office:value-type="float" office:value="-0.00664831120214604" calcext:value-type="float">
            <text:p>-0,006648311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9.660647" calcext:value-type="float">
            <text:p>9,660647</text:p>
          </table:table-cell>
          <table:table-cell/>
          <table:table-cell table:formula="of:=[.C18]/[.C21]" office:value-type="float" office:value="5.94912949412187" calcext:value-type="float">
            <text:p>5,9491294941</text:p>
          </table:table-cell>
          <table:table-cell table:formula="of:=[.E21]/[.A21]" office:value-type="float" office:value="0.991521582353646" calcext:value-type="float">
            <text:p>0,9915215824</text:p>
          </table:table-cell>
          <table:table-cell table:formula="of:=(1/[.E21]-1/[.A21])/(1-1/[.A21])" office:value-type="float" office:value="0.00171018317649299" calcext:value-type="float">
            <text:p>0,001710183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7.227058" calcext:value-type="float">
            <text:p>7,227058</text:p>
          </table:table-cell>
          <table:table-cell/>
          <table:table-cell table:formula="of:=[.C18]/[.C22]" office:value-type="float" office:value="7.95239778067369" calcext:value-type="float">
            <text:p>7,9523977807</text:p>
          </table:table-cell>
          <table:table-cell table:formula="of:=[.E22]/[.A22]" office:value-type="float" office:value="0.994049722584211" calcext:value-type="float">
            <text:p>0,9940497226</text:p>
          </table:table-cell>
          <table:table-cell table:formula="of:=(1/[.E22]-1/[.A22])/(1-1/[.A22])" office:value-type="float" office:value="0.000855127878932668" calcext:value-type="float">
            <text:p>0,000855127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6.073933" calcext:value-type="float">
            <text:p>6,073933</text:p>
          </table:table-cell>
          <table:table-cell/>
          <table:table-cell table:formula="of:=[.C18]/[.C23]" office:value-type="float" office:value="9.46214586166821" calcext:value-type="float">
            <text:p>9,4621458617</text:p>
          </table:table-cell>
          <table:table-cell table:formula="of:=[.E23]/[.A23]" office:value-type="float" office:value="0.946214586166821" calcext:value-type="float">
            <text:p>0,9462145862</text:p>
          </table:table-cell>
          <table:table-cell table:formula="of:=(1/[.E23]-1/[.A23])/(1-1/[.A23])" office:value-type="float" office:value="0.0063158581361393" calcext:value-type="float">
            <text:p>0,0063158581</text:p>
          </table:table-cell>
          <table:table-cell>
            <draw:frame table:end-cell-address="Podstawowy.O42" table:end-x="1.423cm" table:end-y="0.421cm" draw:z-index="1" draw:style-name="gr1" draw:text-style-name="P1" svg:width="15.002cm" svg:height="9.002cm" svg:x="2.227cm" svg:y="0cm">
              <draw:object draw:notify-on-update-of-ranges="Podstawowy.A2:Podstawowy.A8 Podstawowy.F2:Podstawowy.F8 Podstawowy.A10:Podstawowy.A16 Podstawowy.F10:Podstawowy.F16 Podstawowy.A18:Podstawowy.A24 Podstawowy.F18:Podstawowy.F2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.268032" calcext:value-type="float">
            <text:p>5,268032</text:p>
          </table:table-cell>
          <table:table-cell/>
          <table:table-cell table:formula="of:=[.C18]/[.C24]" office:value-type="float" office:value="10.9096603817137" calcext:value-type="float">
            <text:p>10,9096603817</text:p>
          </table:table-cell>
          <table:table-cell table:formula="of:=[.E24]/[.A24]" office:value-type="float" office:value="0.909138365142809" calcext:value-type="float">
            <text:p>0,9091383651</text:p>
          </table:table-cell>
          <table:table-cell table:formula="of:=(1/[.E24]-1/[.A24])/(1-1/[.A24])" office:value-type="float" office:value="0.00908568919768723" calcext:value-type="float">
            <text:p>0,0090856892</text:p>
          </table:table-cell>
          <table:table-cell table:number-columns-repeated="2"/>
        </table:table-row>
        <table:table-row table:style-name="ro1" table:number-rows-repeated="19">
          <table:table-cell table:number-columns-repeated="9"/>
        </table:table-row>
        <table:table-row table:style-name="ro1">
          <table:table-cell table:number-columns-repeated="7"/>
          <table:table-cell>
            <draw:frame table:end-cell-address="Podstawowy.O63" table:end-x="1.423cm" table:end-y="0.42cm" draw:z-index="2" draw:style-name="gr1" draw:text-style-name="P1" svg:width="15.002cm" svg:height="8.996cm" svg:x="2.227cm" svg:y="0.004cm">
              <draw:object draw:notify-on-update-of-ranges="Podstawowy.A2:Podstawowy.A8 Podstawowy.G2:Podstawowy.G8 Podstawowy.A10:Podstawowy.A16 Podstawowy.G10:Podstawowy.G16 Podstawowy.A18:Podstawowy.A24 Podstawowy.G18:Podstawowy.G2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</table:table-row>
      </table:table>
      <table:table table:name="Skalowalny" table:style-name="ta1">
        <table:table-column table:style-name="co1" table:number-columns-repeated="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L. procesorów</text:p>
          </table:table-cell>
          <table:table-cell office:value-type="string" calcext:value-type="string">
            <text:p>Rozmiar problemu</text:p>
          </table:table-cell>
          <table:table-cell office:value-type="string" calcext:value-type="string">
            <text:p>Czas</text:p>
          </table:table-cell>
          <table:table-cell/>
          <table:table-cell office:value-type="string" calcext:value-type="string">
            <text:p>Przyspieszenie</text:p>
          </table:table-cell>
          <table:table-cell office:value-type="string" calcext:value-type="string">
            <text:p>Efektywność</text:p>
          </table:table-cell>
          <table:table-cell office:value-type="string" calcext:value-type="string">
            <text:p>Część sekwencyjn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652343" calcext:value-type="float">
            <text:p>0,652343</text:p>
          </table:table-cell>
          <table:table-cell/>
          <table:table-cell table:formula="of:=[.C2]/[.C2]" office:value-type="float" office:value="1" calcext:value-type="float">
            <text:p>1</text:p>
          </table:table-cell>
          <table:table-cell table:formula="of:=[.E2]/[.A2]" office:value-type="float" office:value="1" calcext:value-type="float">
            <text:p>1</text:p>
          </table:table-cell>
          <table:table-cell/>
          <table:table-cell>
            <draw:frame table:end-cell-address="Skalowalny.O21" table:end-x="1.423cm" table:end-y="0.421cm" draw:z-index="0" draw:style-name="gr1" draw:text-style-name="P1" svg:width="15.002cm" svg:height="8.996cm" svg:x="2.227cm" svg:y="0.005cm">
              <draw:object draw:notify-on-update-of-ranges="Skalowalny.A2:Skalowalny.A8 Skalowalny.E2:Skalowalny.E8 Skalowalny.A10:Skalowalny.A16 Skalowalny.E10:Skalowalny.E16 Skalowalny.A18:Skalowalny.A24 Skalowalny.E18:Skalowalny.E2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363032" calcext:value-type="float">
            <text:p>0,363032</text:p>
          </table:table-cell>
          <table:table-cell/>
          <table:table-cell table:formula="of:=[.C2]/[.C3]" office:value-type="float" office:value="1.79692974723991" calcext:value-type="float">
            <text:p>1,7969297472</text:p>
          </table:table-cell>
          <table:table-cell table:formula="of:=[.E3]/[.A3]" office:value-type="float" office:value="0.898464873619956" calcext:value-type="float">
            <text:p>0,8984648736</text:p>
          </table:table-cell>
          <table:table-cell table:formula="of:=(1/[.E3]-1/[.A3])/(1-1/[.A3])" office:value-type="float" office:value="0.113009567052915" calcext:value-type="float">
            <text:p>0,113009567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172784" calcext:value-type="float">
            <text:p>0,172784</text:p>
          </table:table-cell>
          <table:table-cell/>
          <table:table-cell table:formula="of:=[.C2]/[.C4]" office:value-type="float" office:value="3.77548268358181" calcext:value-type="float">
            <text:p>3,7754826836</text:p>
          </table:table-cell>
          <table:table-cell table:formula="of:=[.E4]/[.A4]" office:value-type="float" office:value="0.943870670895453" calcext:value-type="float">
            <text:p>0,9438706709</text:p>
          </table:table-cell>
          <table:table-cell table:formula="of:=(1/[.E4]-1/[.A4])/(1-1/[.A4])" office:value-type="float" office:value="0.0198223940473033" calcext:value-type="float">
            <text:p>0,01982239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11135" calcext:value-type="float">
            <text:p>0,11135</text:p>
          </table:table-cell>
          <table:table-cell/>
          <table:table-cell table:formula="of:=[.C2]/[.C5]" office:value-type="float" office:value="5.85849124382577" calcext:value-type="float">
            <text:p>5,8584912438</text:p>
          </table:table-cell>
          <table:table-cell table:formula="of:=[.E5]/[.A5]" office:value-type="float" office:value="0.976415207304296" calcext:value-type="float">
            <text:p>0,9764152073</text:p>
          </table:table-cell>
          <table:table-cell table:formula="of:=(1/[.E5]-1/[.A5])/(1-1/[.A5])" office:value-type="float" office:value="0.00483089417683644" calcext:value-type="float">
            <text:p>0,004830894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085499" calcext:value-type="float">
            <text:p>0,085499</text:p>
          </table:table-cell>
          <table:table-cell/>
          <table:table-cell table:formula="of:=[.C2]/[.C6]" office:value-type="float" office:value="7.62983192785881" calcext:value-type="float">
            <text:p>7,6298319279</text:p>
          </table:table-cell>
          <table:table-cell table:formula="of:=[.E6]/[.A6]" office:value-type="float" office:value="0.953728990982351" calcext:value-type="float">
            <text:p>0,953728991</text:p>
          </table:table-cell>
          <table:table-cell table:formula="of:=(1/[.E6]-1/[.A6])/(1-1/[.A6])" office:value-type="float" office:value="0.00693084115915354" calcext:value-type="float">
            <text:p>0,006930841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067758" calcext:value-type="float">
            <text:p>0,067758</text:p>
          </table:table-cell>
          <table:table-cell/>
          <table:table-cell table:formula="of:=[.C2]/[.C7]" office:value-type="float" office:value="9.62754213524602" calcext:value-type="float">
            <text:p>9,6275421352</text:p>
          </table:table-cell>
          <table:table-cell table:formula="of:=[.E7]/[.A7]" office:value-type="float" office:value="0.962754213524602" calcext:value-type="float">
            <text:p>0,9627542135</text:p>
          </table:table-cell>
          <table:table-cell table:formula="of:=(1/[.E7]-1/[.A7])/(1-1/[.A7])" office:value-type="float" office:value="0.00429852257341783" calcext:value-type="float">
            <text:p>0,004298522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057739" calcext:value-type="float">
            <text:p>0,057739</text:p>
          </table:table-cell>
          <table:table-cell/>
          <table:table-cell table:formula="of:=[.C2]/[.C8]" office:value-type="float" office:value="11.2981347096417" calcext:value-type="float">
            <text:p>11,2981347096</text:p>
          </table:table-cell>
          <table:table-cell table:formula="of:=[.E8]/[.A8]" office:value-type="float" office:value="0.941511225803472" calcext:value-type="float">
            <text:p>0,9415112258</text:p>
          </table:table-cell>
          <table:table-cell table:formula="of:=(1/[.E8]-1/[.A8])/(1-1/[.A8])" office:value-type="float" office:value="0.00564747519187131" calcext:value-type="float">
            <text:p>0,005647475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.803401" calcext:value-type="float">
            <text:p>5,803401</text:p>
          </table:table-cell>
          <table:table-cell/>
          <table:table-cell table:formula="of:=[.C10]/[.C10]" office:value-type="float" office:value="1" calcext:value-type="float">
            <text:p>1</text:p>
          </table:table-cell>
          <table:table-cell table:formula="of:=[.E10]/[.A1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.93981" calcext:value-type="float">
            <text:p>2,93981</text:p>
          </table:table-cell>
          <table:table-cell/>
          <table:table-cell table:formula="of:=[.C10]/[.C11]" office:value-type="float" office:value="1.97407349454557" calcext:value-type="float">
            <text:p>1,9740734945</text:p>
          </table:table-cell>
          <table:table-cell table:formula="of:=[.E11]/[.A11]" office:value-type="float" office:value="0.987036747272783" calcext:value-type="float">
            <text:p>0,9870367473</text:p>
          </table:table-cell>
          <table:table-cell table:formula="of:=(1/[.E11]-1/[.A11])/(1-1/[.A11])" office:value-type="float" office:value="0.0131335056805484" calcext:value-type="float">
            <text:p>0,013133505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.420042" calcext:value-type="float">
            <text:p>1,420042</text:p>
          </table:table-cell>
          <table:table-cell/>
          <table:table-cell table:formula="of:=[.C10]/[.C12]" office:value-type="float" office:value="4.08678123604795" calcext:value-type="float">
            <text:p>4,086781236</text:p>
          </table:table-cell>
          <table:table-cell table:formula="of:=[.E12]/[.A12]" office:value-type="float" office:value="1.02169530901199" calcext:value-type="float">
            <text:p>1,021695309</text:p>
          </table:table-cell>
          <table:table-cell table:formula="of:=(1/[.E12]-1/[.A12])/(1-1/[.A12])" office:value-type="float" office:value="-0.00707820580839865" calcext:value-type="float">
            <text:p>-0,007078205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959586" calcext:value-type="float">
            <text:p>0,959586</text:p>
          </table:table-cell>
          <table:table-cell/>
          <table:table-cell table:formula="of:=[.C10]/[.C13]" office:value-type="float" office:value="6.04781749629528" calcext:value-type="float">
            <text:p>6,0478174963</text:p>
          </table:table-cell>
          <table:table-cell table:formula="of:=[.E13]/[.A13]" office:value-type="float" office:value="1.00796958271588" calcext:value-type="float">
            <text:p>1,0079695827</text:p>
          </table:table-cell>
          <table:table-cell table:formula="of:=(1/[.E13]-1/[.A13])/(1-1/[.A13])" office:value-type="float" office:value="-0.00158131412942171" calcext:value-type="float">
            <text:p>-0,001581314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723462" calcext:value-type="float">
            <text:p>0,723462</text:p>
          </table:table-cell>
          <table:table-cell/>
          <table:table-cell table:formula="of:=[.C10]/[.C14]" office:value-type="float" office:value="8.02170812012241" calcext:value-type="float">
            <text:p>8,0217081201</text:p>
          </table:table-cell>
          <table:table-cell table:formula="of:=[.E14]/[.A14]" office:value-type="float" office:value="1.0027135150153" calcext:value-type="float">
            <text:p>1,002713515</text:p>
          </table:table-cell>
          <table:table-cell table:formula="of:=(1/[.E14]-1/[.A14])/(1-1/[.A14])" office:value-type="float" office:value="-0.00038659596822131" calcext:value-type="float">
            <text:p>-0,00038659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604275" calcext:value-type="float">
            <text:p>0,604275</text:p>
          </table:table-cell>
          <table:table-cell/>
          <table:table-cell table:formula="of:=[.C10]/[.C15]" office:value-type="float" office:value="9.60390716147449" calcext:value-type="float">
            <text:p>9,6039071615</text:p>
          </table:table-cell>
          <table:table-cell table:formula="of:=[.E15]/[.A15]" office:value-type="float" office:value="0.960390716147449" calcext:value-type="float">
            <text:p>0,9603907161</text:p>
          </table:table-cell>
          <table:table-cell table:formula="of:=(1/[.E15]-1/[.A15])/(1-1/[.A15])" office:value-type="float" office:value="0.00458254277678439" calcext:value-type="float">
            <text:p>0,004582542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531017" calcext:value-type="float">
            <text:p>0,531017</text:p>
          </table:table-cell>
          <table:table-cell/>
          <table:table-cell table:formula="of:=[.C10]/[.C16]" office:value-type="float" office:value="10.928842202792" calcext:value-type="float">
            <text:p>10,9288422028</text:p>
          </table:table-cell>
          <table:table-cell table:formula="of:=[.E16]/[.A16]" office:value-type="float" office:value="0.910736850232667" calcext:value-type="float">
            <text:p>0,9107368502</text:p>
          </table:table-cell>
          <table:table-cell table:formula="of:=(1/[.E16]-1/[.A16])/(1-1/[.A16])" office:value-type="float" office:value="0.00891018277667933" calcext:value-type="float">
            <text:p>0,0089101828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7.2377" calcext:value-type="float">
            <text:p>57,2377</text:p>
          </table:table-cell>
          <table:table-cell/>
          <table:table-cell table:formula="of:=[.C18]/[.C18]" office:value-type="float" office:value="1" calcext:value-type="float">
            <text:p>1</text:p>
          </table:table-cell>
          <table:table-cell table:formula="of:=[.E18]/[.A1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29.185702" calcext:value-type="float">
            <text:p>29,185702</text:p>
          </table:table-cell>
          <table:table-cell/>
          <table:table-cell table:formula="of:=[.C18]/[.C19]" office:value-type="float" office:value="1.96115550004588" calcext:value-type="float">
            <text:p>1,9611555</text:p>
          </table:table-cell>
          <table:table-cell table:formula="of:=[.E19]/[.A19]" office:value-type="float" office:value="0.980577750022939" calcext:value-type="float">
            <text:p>0,98057775</text:p>
          </table:table-cell>
          <table:table-cell table:formula="of:=(1/[.E19]-1/[.A19])/(1-1/[.A19])" office:value-type="float" office:value="0.0198069454223353" calcext:value-type="float">
            <text:p>0,019806945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3.752539" calcext:value-type="float">
            <text:p>13,752539</text:p>
          </table:table-cell>
          <table:table-cell/>
          <table:table-cell table:formula="of:=[.C18]/[.C20]" office:value-type="float" office:value="4.16197329089559" calcext:value-type="float">
            <text:p>4,1619732909</text:p>
          </table:table-cell>
          <table:table-cell table:formula="of:=[.E20]/[.A20]" office:value-type="float" office:value="1.0404933227239" calcext:value-type="float">
            <text:p>1,0404933227</text:p>
          </table:table-cell>
          <table:table-cell table:formula="of:=(1/[.E20]-1/[.A20])/(1-1/[.A20])" office:value-type="float" office:value="-0.0129724756002891" calcext:value-type="float">
            <text:p>-0,012972475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9.559082" calcext:value-type="float">
            <text:p>9,559082</text:p>
          </table:table-cell>
          <table:table-cell/>
          <table:table-cell table:formula="of:=[.C18]/[.C21]" office:value-type="float" office:value="5.98778209037228" calcext:value-type="float">
            <text:p>5,9877820904</text:p>
          </table:table-cell>
          <table:table-cell table:formula="of:=[.E21]/[.A21]" office:value-type="float" office:value="0.997963681728713" calcext:value-type="float">
            <text:p>0,9979636817</text:p>
          </table:table-cell>
          <table:table-cell table:formula="of:=(1/[.E21]-1/[.A21])/(1-1/[.A21])" office:value-type="float" office:value="0.000408094664879977" calcext:value-type="float">
            <text:p>0,000408094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7.145938" calcext:value-type="float">
            <text:p>7,145938</text:p>
          </table:table-cell>
          <table:table-cell/>
          <table:table-cell table:formula="of:=[.C18]/[.C22]" office:value-type="float" office:value="8.00982320305606" calcext:value-type="float">
            <text:p>8,0098232031</text:p>
          </table:table-cell>
          <table:table-cell table:formula="of:=[.E22]/[.A22]" office:value-type="float" office:value="1.00122790038201" calcext:value-type="float">
            <text:p>1,0012279004</text:p>
          </table:table-cell>
          <table:table-cell table:formula="of:=(1/[.E22]-1/[.A22])/(1-1/[.A22])" office:value-type="float" office:value="-0.000175199213106048" calcext:value-type="float">
            <text:p>-0,000175199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6.026441" calcext:value-type="float">
            <text:p>6,026441</text:p>
          </table:table-cell>
          <table:table-cell/>
          <table:table-cell table:formula="of:=[.C18]/[.C23]" office:value-type="float" office:value="9.49776161419319" calcext:value-type="float">
            <text:p>9,4977616142</text:p>
          </table:table-cell>
          <table:table-cell table:formula="of:=[.E23]/[.A23]" office:value-type="float" office:value="0.949776161419318" calcext:value-type="float">
            <text:p>0,9497761614</text:p>
          </table:table-cell>
          <table:table-cell table:formula="of:=(1/[.E23]-1/[.A23])/(1-1/[.A23])" office:value-type="float" office:value="0.00587551755418389" calcext:value-type="float">
            <text:p>0,0058755176</text:p>
          </table:table-cell>
          <table:table-cell>
            <draw:frame table:end-cell-address="Skalowalny.O42" table:end-x="1.423cm" table:end-y="0.421cm" draw:z-index="1" draw:style-name="gr1" draw:text-style-name="P1" svg:width="15.002cm" svg:height="9.002cm" svg:x="2.227cm" svg:y="0cm">
              <draw:object draw:notify-on-update-of-ranges="Skalowalny.A2:Skalowalny.A8 Skalowalny.F2:Skalowalny.F8 Skalowalny.A10:Skalowalny.A15 Skalowalny.F10:Skalowalny.F16 Skalowalny.A18:Skalowalny.A24 Skalowalny.F18:Skalowalny.F2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.346259" calcext:value-type="float">
            <text:p>5,346259</text:p>
          </table:table-cell>
          <table:table-cell/>
          <table:table-cell table:formula="of:=[.C18]/[.C24]" office:value-type="float" office:value="10.7061217946979" calcext:value-type="float">
            <text:p>10,7061217947</text:p>
          </table:table-cell>
          <table:table-cell table:formula="of:=[.E24]/[.A24]" office:value-type="float" office:value="0.892176816224828" calcext:value-type="float">
            <text:p>0,8921768162</text:p>
          </table:table-cell>
          <table:table-cell table:formula="of:=(1/[.E24]-1/[.A24])/(1-1/[.A24])" office:value-type="float" office:value="0.0109867320442169" calcext:value-type="float">
            <text:p>0,010986732</text:p>
          </table:table-cell>
          <table:table-cell/>
        </table:table-row>
        <table:table-row table:style-name="ro1" table:number-rows-repeated="19">
          <table:table-cell table:number-columns-repeated="8"/>
        </table:table-row>
        <table:table-row table:style-name="ro1">
          <table:table-cell table:number-columns-repeated="7"/>
          <table:table-cell>
            <draw:frame table:end-cell-address="Skalowalny.O63" table:end-x="1.423cm" table:end-y="0.42cm" draw:z-index="2" draw:style-name="gr1" draw:text-style-name="P1" svg:width="15.002cm" svg:height="8.996cm" svg:x="2.227cm" svg:y="0.004cm">
              <draw:object draw:notify-on-update-of-ranges="Skalowalny.A2:Skalowalny.A8 Skalowalny.G2:Skalowalny.G8 Skalowalny.A10:Skalowalny.A16 Skalowalny.G10:Skalowalny.G16 Skalowalny.A18:Skalowalny.A24 Skalowalny.G18:Skalowalny.G24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2">00.00.0000</text:date>, <text:time style:data-style-name="N2" text:time-value="20:58:37.369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8:39:35.059000000</meta:creation-date>
    <meta:generator>LibreOffice/4.3.5.2$Windows_x86 LibreOffice_project/3a87456aaa6a95c63eea1c1b3201acedf0751bd5</meta:generator>
    <dc:date>2015-04-12T21:00:27.968000000</dc:date>
    <meta:editing-duration>PT49M54S</meta:editing-duration>
    <meta:editing-cycles>9</meta:editing-cycles>
    <meta:document-statistic meta:table-count="2" meta:cell-count="25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5.872cm" svg:y="0.316cm" chart:style-name="ch2">
          <text:p>Przyspieszenie</text:p>
        </chart:title>
        <chart:legend chart:legend-position="bottom" svg:x="3.798cm" svg:y="8.212cm" style:legend-expansion="wide" chart:style-name="ch3"/>
        <chart:plot-area chart:style-name="ch4" table:cell-range-address="Podstawowy.A2:Podstawowy.A8 Podstawowy.E2:Podstawowy.E8 Podstawowy.E10:Podstawowy.E16 Podstawowy.E18:Podstawowy.E24" chart:data-source-has-labels="row" svg:x="1.301cm" svg:y="1.301cm" svg:width="13.4cm" svg:height="5.76cm">
          <chartooo:coordinate-region svg:x="1.933cm" svg:y="1.503cm" svg:width="12.576cm" svg:height="4.905cm"/>
          <chart:axis chart:dimension="x" chart:name="primary-x" chart:style-name="ch5">
            <chart:title svg:x="6.959cm" svg:y="7.241cm" chart:style-name="ch6">
              <text:p>L. procesorów</text:p>
            </chart:title>
          </chart:axis>
          <chart:axis chart:dimension="y" chart:name="primary-y" chart:style-name="ch5">
            <chart:title svg:x="0.451cm" svg:y="5.297cm" chart:style-name="ch7">
              <text:p>Przyspieszenie</text:p>
            </chart:title>
            <chart:grid chart:style-name="ch8" chart:class="major"/>
          </chart:axis>
          <chart:series chart:style-name="ch9" chart:values-cell-range-address="Podstawowy.E2:Podstawowy.E8" loext:label-string="n_10do7" chart:class="chart:scatter">
            <chart:domain table:cell-range-address="Podstawowy.A2:Podstawowy.A8"/>
            <chart:data-point chart:repeated="7"/>
          </chart:series>
          <chart:series chart:style-name="ch10" chart:values-cell-range-address="Podstawowy.E10:Podstawowy.E16" loext:label-string="n_10do8" chart:class="chart:scatter">
            <chart:domain table:cell-range-address="Podstawowy.A10:Podstawowy.A16"/>
            <chart:data-point chart:repeated="7"/>
          </chart:series>
          <chart:series chart:style-name="ch11" chart:values-cell-range-address="Podstawowy.E18:Podstawowy.E24" loext:label-string="n_10do9" chart:class="chart:scatter">
            <chart:domain table:cell-range-address="Podstawowy.A18:Podstawow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_10do7</text:p>
              </table:table-cell>
              <table:table-cell office:value-type="string">
                <text:p>Kolumna A</text:p>
              </table:table-cell>
              <table:table-cell office:value-type="string">
                <text:p>n_10do8</text:p>
              </table:table-cell>
              <table:table-cell office:value-type="string">
                <text:p>Kolumna A</text:p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odstawowy.A2:Podstawowy.A8</svg:desc>
                </draw:g>
              </table:table-cell>
              <table:table-cell office:value-type="float" office:value="1">
                <text:p>1</text:p>
                <draw:g>
                  <svg:desc>Podstawowy.E2:Podstawowy.E8</svg:desc>
                </draw:g>
              </table:table-cell>
              <table:table-cell office:value-type="float" office:value="1">
                <text:p>1</text:p>
                <draw:g>
                  <svg:desc>Podstawowy.A10:Podstawowy.A16</svg:desc>
                </draw:g>
              </table:table-cell>
              <table:table-cell office:value-type="float" office:value="1">
                <text:p>1</text:p>
                <draw:g>
                  <svg:desc>Podstawowy.E10:Podstawowy.E16</svg:desc>
                </draw:g>
              </table:table-cell>
              <table:table-cell office:value-type="float" office:value="1">
                <text:p>1</text:p>
                <draw:g>
                  <svg:desc>Podstawowy.A18:Podstawowy.A24</svg:desc>
                </draw:g>
              </table:table-cell>
              <table:table-cell office:value-type="float" office:value="1">
                <text:p>1</text:p>
                <draw:g>
                  <svg:desc>Podstawowy.E18:Podstawowy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7412598713625">
                <text:p>1.87412598713625</text:p>
              </table:table-cell>
              <table:table-cell office:value-type="float" office:value="2">
                <text:p>2</text:p>
              </table:table-cell>
              <table:table-cell office:value-type="float" office:value="1.90595182435464">
                <text:p>1.90595182435464</text:p>
              </table:table-cell>
              <table:table-cell office:value-type="float" office:value="2">
                <text:p>2</text:p>
              </table:table-cell>
              <table:table-cell office:value-type="float" office:value="1.96840108879092">
                <text:p>1.968401088790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51942258279887">
                <text:p>3.51942258279887</text:p>
              </table:table-cell>
              <table:table-cell office:value-type="float" office:value="4">
                <text:p>4</text:p>
              </table:table-cell>
              <table:table-cell office:value-type="float" office:value="3.69303043891099">
                <text:p>3.69303043891099</text:p>
              </table:table-cell>
              <table:table-cell office:value-type="float" office:value="4">
                <text:p>4</text:p>
              </table:table-cell>
              <table:table-cell office:value-type="float" office:value="4.08140331820265">
                <text:p>4.081403318202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.35812351246399">
                <text:p>4.35812351246399</text:p>
              </table:table-cell>
              <table:table-cell office:value-type="float" office:value="6">
                <text:p>6</text:p>
              </table:table-cell>
              <table:table-cell office:value-type="float" office:value="5.38784441104394">
                <text:p>5.38784441104394</text:p>
              </table:table-cell>
              <table:table-cell office:value-type="float" office:value="6">
                <text:p>6</text:p>
              </table:table-cell>
              <table:table-cell office:value-type="float" office:value="5.94912949412187">
                <text:p>5.949129494121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5.62159061530507">
                <text:p>5.62159061530507</text:p>
              </table:table-cell>
              <table:table-cell office:value-type="float" office:value="8">
                <text:p>8</text:p>
              </table:table-cell>
              <table:table-cell office:value-type="float" office:value="7.19537252246598">
                <text:p>7.19537252246598</text:p>
              </table:table-cell>
              <table:table-cell office:value-type="float" office:value="8">
                <text:p>8</text:p>
              </table:table-cell>
              <table:table-cell office:value-type="float" office:value="7.95239778067369">
                <text:p>7.952397780673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.44680151548361">
                <text:p>5.44680151548361</text:p>
              </table:table-cell>
              <table:table-cell office:value-type="float" office:value="10">
                <text:p>10</text:p>
              </table:table-cell>
              <table:table-cell office:value-type="float" office:value="8.70910148504215">
                <text:p>8.70910148504215</text:p>
              </table:table-cell>
              <table:table-cell office:value-type="float" office:value="10">
                <text:p>10</text:p>
              </table:table-cell>
              <table:table-cell office:value-type="float" office:value="9.46214586166821">
                <text:p>9.462145861668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7.17493477969457">
                <text:p>7.17493477969457</text:p>
              </table:table-cell>
              <table:table-cell office:value-type="float" office:value="12">
                <text:p>12</text:p>
              </table:table-cell>
              <table:table-cell office:value-type="float" office:value="9.78574286315397">
                <text:p>9.78574286315397</text:p>
              </table:table-cell>
              <table:table-cell office:value-type="float" office:value="12">
                <text:p>12</text:p>
              </table:table-cell>
              <table:table-cell office:value-type="float" office:value="10.9096603817137">
                <text:p>10.90966038171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6.126cm" svg:y="0.316cm" chart:style-name="ch2">
          <text:p>Efektywność</text:p>
        </chart:title>
        <chart:legend chart:legend-position="bottom" svg:x="3.798cm" svg:y="8.212cm" style:legend-expansion="wide" chart:style-name="ch3"/>
        <chart:plot-area chart:style-name="ch4" table:cell-range-address="Podstawowy.A2:Podstawowy.A8 Podstawowy.F2:Podstawowy.F8 Podstawowy.F10:Podstawowy.F16 Podstawowy.F18:Podstawowy.F24" chart:data-source-has-labels="row" svg:x="1.301cm" svg:y="1.301cm" svg:width="13.4cm" svg:height="5.76cm">
          <chartooo:coordinate-region svg:x="2.039cm" svg:y="1.504cm" svg:width="12.47cm" svg:height="4.904cm"/>
          <chart:axis chart:dimension="x" chart:name="primary-x" chart:style-name="ch5">
            <chart:title svg:x="6.959cm" svg:y="7.241cm" chart:style-name="ch6">
              <text:p>L. procesorów</text:p>
            </chart:title>
          </chart:axis>
          <chart:axis chart:dimension="y" chart:name="primary-y" chart:style-name="ch5">
            <chart:title svg:x="0.451cm" svg:y="5.117cm" chart:style-name="ch7">
              <text:p>Efektywność</text:p>
            </chart:title>
            <chart:grid chart:style-name="ch8" chart:class="major"/>
          </chart:axis>
          <chart:series chart:style-name="ch9" chart:values-cell-range-address="Podstawowy.F2:Podstawowy.F8" loext:label-string="n_10do7" chart:class="chart:scatter">
            <chart:domain table:cell-range-address="Podstawowy.A2:Podstawowy.A8"/>
            <chart:data-point chart:repeated="7"/>
          </chart:series>
          <chart:series chart:style-name="ch10" chart:values-cell-range-address="Podstawowy.F10:Podstawowy.F16" loext:label-string="n_10do8" chart:class="chart:scatter">
            <chart:domain table:cell-range-address="Podstawowy.A10:Podstawowy.A16"/>
            <chart:data-point chart:repeated="7"/>
          </chart:series>
          <chart:series chart:style-name="ch11" chart:values-cell-range-address="Podstawowy.F18:Podstawowy.F24" loext:label-string="n_10do9" chart:class="chart:scatter">
            <chart:domain table:cell-range-address="Podstawowy.A18:Podstawow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_10do7</text:p>
              </table:table-cell>
              <table:table-cell office:value-type="string">
                <text:p>Kolumna A</text:p>
              </table:table-cell>
              <table:table-cell office:value-type="string">
                <text:p>n_10do8</text:p>
              </table:table-cell>
              <table:table-cell office:value-type="string">
                <text:p>Kolumna A</text:p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odstawowy.A2:Podstawowy.A8</svg:desc>
                </draw:g>
              </table:table-cell>
              <table:table-cell office:value-type="float" office:value="1">
                <text:p>1</text:p>
                <draw:g>
                  <svg:desc>Podstawowy.F2:Podstawowy.F8</svg:desc>
                </draw:g>
              </table:table-cell>
              <table:table-cell office:value-type="float" office:value="1">
                <text:p>1</text:p>
                <draw:g>
                  <svg:desc>Podstawowy.A10:Podstawowy.A16</svg:desc>
                </draw:g>
              </table:table-cell>
              <table:table-cell office:value-type="float" office:value="1">
                <text:p>1</text:p>
                <draw:g>
                  <svg:desc>Podstawowy.F10:Podstawowy.F16</svg:desc>
                </draw:g>
              </table:table-cell>
              <table:table-cell office:value-type="float" office:value="1">
                <text:p>1</text:p>
                <draw:g>
                  <svg:desc>Podstawowy.A18:Podstawowy.A24</svg:desc>
                </draw:g>
              </table:table-cell>
              <table:table-cell office:value-type="float" office:value="1">
                <text:p>1</text:p>
                <draw:g>
                  <svg:desc>Podstawowy.F18:Podstawowy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37062993568127">
                <text:p>0.937062993568127</text:p>
              </table:table-cell>
              <table:table-cell office:value-type="float" office:value="2">
                <text:p>2</text:p>
              </table:table-cell>
              <table:table-cell office:value-type="float" office:value="0.952975912177322">
                <text:p>0.952975912177322</text:p>
              </table:table-cell>
              <table:table-cell office:value-type="float" office:value="2">
                <text:p>2</text:p>
              </table:table-cell>
              <table:table-cell office:value-type="float" office:value="0.984200544395458">
                <text:p>0.9842005443954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879855645699719">
                <text:p>0.879855645699719</text:p>
              </table:table-cell>
              <table:table-cell office:value-type="float" office:value="4">
                <text:p>4</text:p>
              </table:table-cell>
              <table:table-cell office:value-type="float" office:value="0.923257609727748">
                <text:p>0.923257609727748</text:p>
              </table:table-cell>
              <table:table-cell office:value-type="float" office:value="4">
                <text:p>4</text:p>
              </table:table-cell>
              <table:table-cell office:value-type="float" office:value="1.02035082955066">
                <text:p>1.020350829550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726353918743997">
                <text:p>0.726353918743997</text:p>
              </table:table-cell>
              <table:table-cell office:value-type="float" office:value="6">
                <text:p>6</text:p>
              </table:table-cell>
              <table:table-cell office:value-type="float" office:value="0.897974068507324">
                <text:p>0.897974068507324</text:p>
              </table:table-cell>
              <table:table-cell office:value-type="float" office:value="6">
                <text:p>6</text:p>
              </table:table-cell>
              <table:table-cell office:value-type="float" office:value="0.991521582353646">
                <text:p>0.9915215823536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702698826913133">
                <text:p>0.702698826913133</text:p>
              </table:table-cell>
              <table:table-cell office:value-type="float" office:value="8">
                <text:p>8</text:p>
              </table:table-cell>
              <table:table-cell office:value-type="float" office:value="0.899421565308247">
                <text:p>0.899421565308247</text:p>
              </table:table-cell>
              <table:table-cell office:value-type="float" office:value="8">
                <text:p>8</text:p>
              </table:table-cell>
              <table:table-cell office:value-type="float" office:value="0.994049722584211">
                <text:p>0.9940497225842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544680151548361">
                <text:p>0.544680151548361</text:p>
              </table:table-cell>
              <table:table-cell office:value-type="float" office:value="10">
                <text:p>10</text:p>
              </table:table-cell>
              <table:table-cell office:value-type="float" office:value="0.870910148504215">
                <text:p>0.870910148504215</text:p>
              </table:table-cell>
              <table:table-cell office:value-type="float" office:value="10">
                <text:p>10</text:p>
              </table:table-cell>
              <table:table-cell office:value-type="float" office:value="0.946214586166821">
                <text:p>0.9462145861668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597911231641214">
                <text:p>0.597911231641214</text:p>
              </table:table-cell>
              <table:table-cell office:value-type="float" office:value="12">
                <text:p>12</text:p>
              </table:table-cell>
              <table:table-cell office:value-type="float" office:value="0.815478571929498">
                <text:p>0.815478571929498</text:p>
              </table:table-cell>
              <table:table-cell office:value-type="float" office:value="12">
                <text:p>12</text:p>
              </table:table-cell>
              <table:table-cell office:value-type="float" office:value="0.909138365142809">
                <text:p>0.9091383651428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5.438cm" svg:y="0.316cm" chart:style-name="ch2">
          <text:p>Część sekwencyjna</text:p>
        </chart:title>
        <chart:legend chart:legend-position="bottom" svg:x="3.798cm" svg:y="8.212cm" style:legend-expansion="wide" chart:style-name="ch3"/>
        <chart:plot-area chart:style-name="ch4" table:cell-range-address="Podstawowy.A2:Podstawowy.A8 Podstawowy.G2:Podstawowy.G8 Podstawowy.G10:Podstawowy.G16 Podstawowy.G18:Podstawowy.G24" chart:data-source-has-labels="row" svg:x="1.301cm" svg:y="1.301cm" svg:width="13.4cm" svg:height="5.76cm">
          <chartooo:coordinate-region svg:x="2.356cm" svg:y="1.503cm" svg:width="12.153cm" svg:height="5.356cm"/>
          <chart:axis chart:dimension="x" chart:name="primary-x" chart:style-name="ch5">
            <chart:title svg:x="6.959cm" svg:y="7.241cm" chart:style-name="ch6">
              <text:p>L. procesorów</text:p>
            </chart:title>
          </chart:axis>
          <chart:axis chart:dimension="y" chart:name="primary-y" chart:style-name="ch5">
            <chart:title svg:x="0.451cm" svg:y="5.625cm" chart:style-name="ch7">
              <text:p>Część sekwencyjna</text:p>
            </chart:title>
            <chart:grid chart:style-name="ch8" chart:class="major"/>
          </chart:axis>
          <chart:series chart:style-name="ch9" chart:values-cell-range-address="Podstawowy.G2:Podstawowy.G8" loext:label-string="n_10do7" chart:class="chart:scatter">
            <chart:domain table:cell-range-address="Podstawowy.A2:Podstawowy.A8"/>
            <chart:data-point chart:repeated="7"/>
          </chart:series>
          <chart:series chart:style-name="ch10" chart:values-cell-range-address="Podstawowy.G10:Podstawowy.G16" loext:label-string="n_10do8" chart:class="chart:scatter">
            <chart:domain table:cell-range-address="Podstawowy.A10:Podstawowy.A16"/>
            <chart:data-point chart:repeated="7"/>
          </chart:series>
          <chart:series chart:style-name="ch11" chart:values-cell-range-address="Podstawowy.G18:Podstawowy.G24" loext:label-string="n_10do9" chart:class="chart:scatter">
            <chart:domain table:cell-range-address="Podstawowy.A18:Podstawow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_10do7</text:p>
              </table:table-cell>
              <table:table-cell office:value-type="string">
                <text:p>Kolumna A</text:p>
              </table:table-cell>
              <table:table-cell office:value-type="string">
                <text:p>n_10do8</text:p>
              </table:table-cell>
              <table:table-cell office:value-type="string">
                <text:p>Kolumna A</text:p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odstawowy.A2:Podstawowy.A8</svg:desc>
                </draw:g>
              </table:table-cell>
              <table:table-cell office:value-type="float" office:value="NaN">
                <text:p>NaN</text:p>
                <draw:g>
                  <svg:desc>Podstawowy.G2:Podstawowy.G8</svg:desc>
                </draw:g>
              </table:table-cell>
              <table:table-cell office:value-type="float" office:value="1">
                <text:p>1</text:p>
                <draw:g>
                  <svg:desc>Podstawowy.A10:Podstawowy.A16</svg:desc>
                </draw:g>
              </table:table-cell>
              <table:table-cell office:value-type="float" office:value="NaN">
                <text:p>NaN</text:p>
                <draw:g>
                  <svg:desc>Podstawowy.G10:Podstawowy.G16</svg:desc>
                </draw:g>
              </table:table-cell>
              <table:table-cell office:value-type="float" office:value="1">
                <text:p>1</text:p>
                <draw:g>
                  <svg:desc>Podstawowy.A18:Podstawowy.A24</svg:desc>
                </draw:g>
              </table:table-cell>
              <table:table-cell office:value-type="float" office:value="NaN">
                <text:p>NaN</text:p>
                <draw:g>
                  <svg:desc>Podstawowy.G18:Podstawowy.G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671641147541455">
                <text:p>0.0671641147541455</text:p>
              </table:table-cell>
              <table:table-cell office:value-type="float" office:value="2">
                <text:p>2</text:p>
              </table:table-cell>
              <table:table-cell office:value-type="float" office:value="0.049344466341483">
                <text:p>0.049344466341483</text:p>
              </table:table-cell>
              <table:table-cell office:value-type="float" office:value="2">
                <text:p>2</text:p>
              </table:table-cell>
              <table:table-cell office:value-type="float" office:value="0.0160530856180805">
                <text:p>0.01605308561808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455166916253005">
                <text:p>0.0455166916253005</text:p>
              </table:table-cell>
              <table:table-cell office:value-type="float" office:value="4">
                <text:p>4</text:p>
              </table:table-cell>
              <table:table-cell office:value-type="float" office:value="0.0277071063242693">
                <text:p>0.0277071063242693</text:p>
              </table:table-cell>
              <table:table-cell office:value-type="float" office:value="4">
                <text:p>4</text:p>
              </table:table-cell>
              <table:table-cell office:value-type="float" office:value="-0.00664831120214604">
                <text:p>-0.006648311202146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0753478639529303">
                <text:p>0.0753478639529303</text:p>
              </table:table-cell>
              <table:table-cell office:value-type="float" office:value="6">
                <text:p>6</text:p>
              </table:table-cell>
              <table:table-cell office:value-type="float" office:value="0.0227235807961072">
                <text:p>0.0227235807961072</text:p>
              </table:table-cell>
              <table:table-cell office:value-type="float" office:value="6">
                <text:p>6</text:p>
              </table:table-cell>
              <table:table-cell office:value-type="float" office:value="0.00171018317649299">
                <text:p>0.001710183176492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060440681738205">
                <text:p>0.060440681738205</text:p>
              </table:table-cell>
              <table:table-cell office:value-type="float" office:value="8">
                <text:p>8</text:p>
              </table:table-cell>
              <table:table-cell office:value-type="float" office:value="0.0159750981823337">
                <text:p>0.0159750981823337</text:p>
              </table:table-cell>
              <table:table-cell office:value-type="float" office:value="8">
                <text:p>8</text:p>
              </table:table-cell>
              <table:table-cell office:value-type="float" office:value="0.000855127878932668">
                <text:p>0.000855127878932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928822064262654">
                <text:p>0.0928822064262654</text:p>
              </table:table-cell>
              <table:table-cell office:value-type="float" office:value="10">
                <text:p>10</text:p>
              </table:table-cell>
              <table:table-cell office:value-type="float" office:value="0.0164693417082114">
                <text:p>0.0164693417082114</text:p>
              </table:table-cell>
              <table:table-cell office:value-type="float" office:value="10">
                <text:p>10</text:p>
              </table:table-cell>
              <table:table-cell office:value-type="float" office:value="0.0063158581361393">
                <text:p>0.00631585813613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0611353700379854">
                <text:p>0.0611353700379854</text:p>
              </table:table-cell>
              <table:table-cell office:value-type="float" office:value="12">
                <text:p>12</text:p>
              </table:table-cell>
              <table:table-cell office:value-type="float" office:value="0.0205703446498246">
                <text:p>0.0205703446498246</text:p>
              </table:table-cell>
              <table:table-cell office:value-type="float" office:value="12">
                <text:p>12</text:p>
              </table:table-cell>
              <table:table-cell office:value-type="float" office:value="0.00908568919768723">
                <text:p>0.009085689197687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5.872cm" svg:y="0.316cm" chart:style-name="ch2">
          <text:p>Przyspieszenie</text:p>
        </chart:title>
        <chart:legend chart:legend-position="bottom" svg:x="3.798cm" svg:y="8.212cm" style:legend-expansion="wide" chart:style-name="ch3"/>
        <chart:plot-area chart:style-name="ch4" table:cell-range-address="Skalowalny.A2:Skalowalny.A8 Skalowalny.E2:Skalowalny.E8 Skalowalny.E10:Skalowalny.E16 Skalowalny.E18:Skalowalny.E24" chart:data-source-has-labels="row" svg:x="1.301cm" svg:y="1.301cm" svg:width="13.4cm" svg:height="5.76cm">
          <chartooo:coordinate-region svg:x="1.933cm" svg:y="1.503cm" svg:width="12.576cm" svg:height="4.905cm"/>
          <chart:axis chart:dimension="x" chart:name="primary-x" chart:style-name="ch5">
            <chart:title svg:x="6.959cm" svg:y="7.241cm" chart:style-name="ch6">
              <text:p>L. procesorów</text:p>
            </chart:title>
          </chart:axis>
          <chart:axis chart:dimension="y" chart:name="primary-y" chart:style-name="ch5">
            <chart:title svg:x="0.451cm" svg:y="5.297cm" chart:style-name="ch7">
              <text:p>Przyspieszenie</text:p>
            </chart:title>
            <chart:grid chart:style-name="ch8" chart:class="major"/>
          </chart:axis>
          <chart:series chart:style-name="ch9" chart:values-cell-range-address="Skalowalny.E2:Skalowalny.E8" loext:label-string="n_10do7" chart:class="chart:scatter">
            <chart:domain table:cell-range-address="Skalowalny.A2:Skalowalny.A8"/>
            <chart:data-point chart:repeated="7"/>
          </chart:series>
          <chart:series chart:style-name="ch10" chart:values-cell-range-address="Skalowalny.E10:Skalowalny.E16" loext:label-string="n_10do8" chart:class="chart:scatter">
            <chart:domain table:cell-range-address="Skalowalny.A10:Skalowalny.A16"/>
            <chart:data-point chart:repeated="7"/>
          </chart:series>
          <chart:series chart:style-name="ch11" chart:values-cell-range-address="Skalowalny.E18:Skalowalny.E24" loext:label-string="n_10do9" chart:class="chart:scatter">
            <chart:domain table:cell-range-address="Skalowalny.A18:Skalowaln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_10do7</text:p>
              </table:table-cell>
              <table:table-cell office:value-type="string">
                <text:p>Kolumna A</text:p>
              </table:table-cell>
              <table:table-cell office:value-type="string">
                <text:p>n_10do8</text:p>
              </table:table-cell>
              <table:table-cell office:value-type="string">
                <text:p>Kolumna A</text:p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kalowalny.A2:Skalowalny.A8</svg:desc>
                </draw:g>
              </table:table-cell>
              <table:table-cell office:value-type="float" office:value="1">
                <text:p>1</text:p>
                <draw:g>
                  <svg:desc>Skalowalny.E2:Skalowalny.E8</svg:desc>
                </draw:g>
              </table:table-cell>
              <table:table-cell office:value-type="float" office:value="1">
                <text:p>1</text:p>
                <draw:g>
                  <svg:desc>Skalowalny.A10:Skalowalny.A16</svg:desc>
                </draw:g>
              </table:table-cell>
              <table:table-cell office:value-type="float" office:value="1">
                <text:p>1</text:p>
                <draw:g>
                  <svg:desc>Skalowalny.E10:Skalowalny.E16</svg:desc>
                </draw:g>
              </table:table-cell>
              <table:table-cell office:value-type="float" office:value="1">
                <text:p>1</text:p>
                <draw:g>
                  <svg:desc>Skalowalny.A18:Skalowalny.A24</svg:desc>
                </draw:g>
              </table:table-cell>
              <table:table-cell office:value-type="float" office:value="1">
                <text:p>1</text:p>
                <draw:g>
                  <svg:desc>Skalowalny.E18:Skalowalny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9692974723991">
                <text:p>1.79692974723991</text:p>
              </table:table-cell>
              <table:table-cell office:value-type="float" office:value="2">
                <text:p>2</text:p>
              </table:table-cell>
              <table:table-cell office:value-type="float" office:value="1.97407349454557">
                <text:p>1.97407349454557</text:p>
              </table:table-cell>
              <table:table-cell office:value-type="float" office:value="2">
                <text:p>2</text:p>
              </table:table-cell>
              <table:table-cell office:value-type="float" office:value="1.96115550004588">
                <text:p>1.961155500045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77548268358181">
                <text:p>3.77548268358181</text:p>
              </table:table-cell>
              <table:table-cell office:value-type="float" office:value="4">
                <text:p>4</text:p>
              </table:table-cell>
              <table:table-cell office:value-type="float" office:value="4.08678123604795">
                <text:p>4.08678123604795</text:p>
              </table:table-cell>
              <table:table-cell office:value-type="float" office:value="4">
                <text:p>4</text:p>
              </table:table-cell>
              <table:table-cell office:value-type="float" office:value="4.16197329089559">
                <text:p>4.161973290895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.85849124382577">
                <text:p>5.85849124382577</text:p>
              </table:table-cell>
              <table:table-cell office:value-type="float" office:value="6">
                <text:p>6</text:p>
              </table:table-cell>
              <table:table-cell office:value-type="float" office:value="6.04781749629528">
                <text:p>6.04781749629528</text:p>
              </table:table-cell>
              <table:table-cell office:value-type="float" office:value="6">
                <text:p>6</text:p>
              </table:table-cell>
              <table:table-cell office:value-type="float" office:value="5.98778209037228">
                <text:p>5.987782090372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62983192785881">
                <text:p>7.62983192785881</text:p>
              </table:table-cell>
              <table:table-cell office:value-type="float" office:value="8">
                <text:p>8</text:p>
              </table:table-cell>
              <table:table-cell office:value-type="float" office:value="8.02170812012241">
                <text:p>8.02170812012241</text:p>
              </table:table-cell>
              <table:table-cell office:value-type="float" office:value="8">
                <text:p>8</text:p>
              </table:table-cell>
              <table:table-cell office:value-type="float" office:value="8.00982320305606">
                <text:p>8.009823203056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9.62754213524602">
                <text:p>9.62754213524602</text:p>
              </table:table-cell>
              <table:table-cell office:value-type="float" office:value="10">
                <text:p>10</text:p>
              </table:table-cell>
              <table:table-cell office:value-type="float" office:value="9.60390716147449">
                <text:p>9.60390716147449</text:p>
              </table:table-cell>
              <table:table-cell office:value-type="float" office:value="10">
                <text:p>10</text:p>
              </table:table-cell>
              <table:table-cell office:value-type="float" office:value="9.49776161419319">
                <text:p>9.497761614193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1.2981347096417">
                <text:p>11.2981347096417</text:p>
              </table:table-cell>
              <table:table-cell office:value-type="float" office:value="12">
                <text:p>12</text:p>
              </table:table-cell>
              <table:table-cell office:value-type="float" office:value="10.928842202792">
                <text:p>10.928842202792</text:p>
              </table:table-cell>
              <table:table-cell office:value-type="float" office:value="12">
                <text:p>12</text:p>
              </table:table-cell>
              <table:table-cell office:value-type="float" office:value="10.7061217946979">
                <text:p>10.706121794697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6.126cm" svg:y="0.316cm" chart:style-name="ch2">
          <text:p>Efektywność</text:p>
        </chart:title>
        <chart:legend chart:legend-position="bottom" svg:x="3.798cm" svg:y="8.212cm" style:legend-expansion="wide" chart:style-name="ch3"/>
        <chart:plot-area chart:style-name="ch4" table:cell-range-address="Skalowalny.A2:Skalowalny.A8 Skalowalny.F2:Skalowalny.F8 Skalowalny.F10:Skalowalny.F16 Skalowalny.F18:Skalowalny.F24" chart:data-source-has-labels="row" svg:x="1.301cm" svg:y="1.301cm" svg:width="13.4cm" svg:height="5.76cm">
          <chartooo:coordinate-region svg:x="2.229cm" svg:y="1.503cm" svg:width="12.28cm" svg:height="4.905cm"/>
          <chart:axis chart:dimension="x" chart:name="primary-x" chart:style-name="ch5">
            <chart:title svg:x="6.959cm" svg:y="7.241cm" chart:style-name="ch6">
              <text:p>L. procesorów</text:p>
            </chart:title>
          </chart:axis>
          <chart:axis chart:dimension="y" chart:name="primary-y" chart:style-name="ch5">
            <chart:title svg:x="0.451cm" svg:y="5.117cm" chart:style-name="ch7">
              <text:p>Efektywność</text:p>
            </chart:title>
            <chart:grid chart:style-name="ch8" chart:class="major"/>
          </chart:axis>
          <chart:series chart:style-name="ch9" chart:values-cell-range-address="Skalowalny.F2:Skalowalny.F8" loext:label-string="n_10do7" chart:class="chart:scatter">
            <chart:domain table:cell-range-address="Skalowalny.A2:Skalowalny.A8"/>
            <chart:data-point chart:repeated="7"/>
          </chart:series>
          <chart:series chart:style-name="ch10" chart:values-cell-range-address="Skalowalny.F10:Skalowalny.F16" loext:label-string="n_10do8" chart:class="chart:scatter">
            <chart:domain table:cell-range-address="Skalowalny.A10:Skalowalny.A15"/>
            <chart:data-point chart:repeated="7"/>
          </chart:series>
          <chart:series chart:style-name="ch11" chart:values-cell-range-address="Skalowalny.F18:Skalowalny.F24" loext:label-string="n_10do9" chart:class="chart:scatter">
            <chart:domain table:cell-range-address="Skalowalny.A18:Skalowaln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_10do7</text:p>
              </table:table-cell>
              <table:table-cell office:value-type="string">
                <text:p>Kolumna A</text:p>
              </table:table-cell>
              <table:table-cell office:value-type="string">
                <text:p>n_10do8</text:p>
              </table:table-cell>
              <table:table-cell office:value-type="string">
                <text:p>Kolumna A</text:p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kalowalny.A2:Skalowalny.A8</svg:desc>
                </draw:g>
              </table:table-cell>
              <table:table-cell office:value-type="float" office:value="1">
                <text:p>1</text:p>
                <draw:g>
                  <svg:desc>Skalowalny.F2:Skalowalny.F8</svg:desc>
                </draw:g>
              </table:table-cell>
              <table:table-cell office:value-type="float" office:value="1">
                <text:p>1</text:p>
                <draw:g>
                  <svg:desc>Skalowalny.A10:Skalowalny.A15</svg:desc>
                </draw:g>
              </table:table-cell>
              <table:table-cell office:value-type="float" office:value="1">
                <text:p>1</text:p>
                <draw:g>
                  <svg:desc>Skalowalny.F10:Skalowalny.F16</svg:desc>
                </draw:g>
              </table:table-cell>
              <table:table-cell office:value-type="float" office:value="1">
                <text:p>1</text:p>
                <draw:g>
                  <svg:desc>Skalowalny.A18:Skalowalny.A24</svg:desc>
                </draw:g>
              </table:table-cell>
              <table:table-cell office:value-type="float" office:value="1">
                <text:p>1</text:p>
                <draw:g>
                  <svg:desc>Skalowalny.F18:Skalowalny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98464873619956">
                <text:p>0.898464873619956</text:p>
              </table:table-cell>
              <table:table-cell office:value-type="float" office:value="2">
                <text:p>2</text:p>
              </table:table-cell>
              <table:table-cell office:value-type="float" office:value="0.987036747272783">
                <text:p>0.987036747272783</text:p>
              </table:table-cell>
              <table:table-cell office:value-type="float" office:value="2">
                <text:p>2</text:p>
              </table:table-cell>
              <table:table-cell office:value-type="float" office:value="0.980577750022939">
                <text:p>0.9805777500229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43870670895453">
                <text:p>0.943870670895453</text:p>
              </table:table-cell>
              <table:table-cell office:value-type="float" office:value="4">
                <text:p>4</text:p>
              </table:table-cell>
              <table:table-cell office:value-type="float" office:value="1.02169530901199">
                <text:p>1.02169530901199</text:p>
              </table:table-cell>
              <table:table-cell office:value-type="float" office:value="4">
                <text:p>4</text:p>
              </table:table-cell>
              <table:table-cell office:value-type="float" office:value="1.0404933227239">
                <text:p>1.04049332272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976415207304296">
                <text:p>0.976415207304296</text:p>
              </table:table-cell>
              <table:table-cell office:value-type="float" office:value="6">
                <text:p>6</text:p>
              </table:table-cell>
              <table:table-cell office:value-type="float" office:value="1.00796958271588">
                <text:p>1.00796958271588</text:p>
              </table:table-cell>
              <table:table-cell office:value-type="float" office:value="6">
                <text:p>6</text:p>
              </table:table-cell>
              <table:table-cell office:value-type="float" office:value="0.997963681728713">
                <text:p>0.9979636817287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953728990982351">
                <text:p>0.953728990982351</text:p>
              </table:table-cell>
              <table:table-cell office:value-type="float" office:value="8">
                <text:p>8</text:p>
              </table:table-cell>
              <table:table-cell office:value-type="float" office:value="1.0027135150153">
                <text:p>1.0027135150153</text:p>
              </table:table-cell>
              <table:table-cell office:value-type="float" office:value="8">
                <text:p>8</text:p>
              </table:table-cell>
              <table:table-cell office:value-type="float" office:value="1.00122790038201">
                <text:p>1.001227900382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962754213524602">
                <text:p>0.962754213524602</text:p>
              </table:table-cell>
              <table:table-cell office:value-type="float" office:value="10">
                <text:p>10</text:p>
              </table:table-cell>
              <table:table-cell office:value-type="float" office:value="0.960390716147449">
                <text:p>0.960390716147449</text:p>
              </table:table-cell>
              <table:table-cell office:value-type="float" office:value="10">
                <text:p>10</text:p>
              </table:table-cell>
              <table:table-cell office:value-type="float" office:value="0.949776161419318">
                <text:p>0.9497761614193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941511225803472">
                <text:p>0.941511225803472</text:p>
              </table:table-cell>
              <table:table-cell office:value-type="float" office:value="NaN">
                <text:p>NaN</text:p>
              </table:table-cell>
              <table:table-cell office:value-type="float" office:value="0.910736850232667">
                <text:p>0.910736850232667</text:p>
              </table:table-cell>
              <table:table-cell office:value-type="float" office:value="12">
                <text:p>12</text:p>
              </table:table-cell>
              <table:table-cell office:value-type="float" office:value="0.892176816224828">
                <text:p>0.89217681622482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5.438cm" svg:y="0.316cm" chart:style-name="ch2">
          <text:p>Część sekwencyjna</text:p>
        </chart:title>
        <chart:legend chart:legend-position="bottom" svg:x="3.798cm" svg:y="8.212cm" style:legend-expansion="wide" chart:style-name="ch3"/>
        <chart:plot-area chart:style-name="ch4" table:cell-range-address="Skalowalny.A2:Skalowalny.A8 Skalowalny.G2:Skalowalny.G8 Skalowalny.G10:Skalowalny.G16 Skalowalny.G18:Skalowalny.G24" chart:data-source-has-labels="row" svg:x="1.301cm" svg:y="1.301cm" svg:width="13.4cm" svg:height="5.76cm">
          <chartooo:coordinate-region svg:x="2.356cm" svg:y="1.503cm" svg:width="12.153cm" svg:height="5.356cm"/>
          <chart:axis chart:dimension="x" chart:name="primary-x" chart:style-name="ch5">
            <chart:title svg:x="6.959cm" svg:y="7.241cm" chart:style-name="ch6">
              <text:p>L. procesorów</text:p>
            </chart:title>
          </chart:axis>
          <chart:axis chart:dimension="y" chart:name="primary-y" chart:style-name="ch5">
            <chart:title svg:x="0.451cm" svg:y="5.625cm" chart:style-name="ch7">
              <text:p>Część sekwencyjna</text:p>
            </chart:title>
            <chart:grid chart:style-name="ch8" chart:class="major"/>
          </chart:axis>
          <chart:series chart:style-name="ch9" chart:values-cell-range-address="Skalowalny.G2:Skalowalny.G8" loext:label-string="n_10do7" chart:class="chart:scatter">
            <chart:domain table:cell-range-address="Skalowalny.A2:Skalowalny.A8"/>
            <chart:data-point chart:repeated="7"/>
          </chart:series>
          <chart:series chart:style-name="ch10" chart:values-cell-range-address="Skalowalny.G10:Skalowalny.G16" loext:label-string="n_10do8" chart:class="chart:scatter">
            <chart:domain table:cell-range-address="Skalowalny.A10:Skalowalny.A16"/>
            <chart:data-point chart:repeated="7"/>
          </chart:series>
          <chart:series chart:style-name="ch11" chart:values-cell-range-address="Skalowalny.G18:Skalowalny.G24" loext:label-string="n_10do9" chart:class="chart:scatter">
            <chart:domain table:cell-range-address="Skalowalny.A18:Skalowaln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_10do7</text:p>
              </table:table-cell>
              <table:table-cell office:value-type="string">
                <text:p>Kolumna A</text:p>
              </table:table-cell>
              <table:table-cell office:value-type="string">
                <text:p>n_10do8</text:p>
              </table:table-cell>
              <table:table-cell office:value-type="string">
                <text:p>Kolumna A</text:p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kalowalny.A2:Skalowalny.A8</svg:desc>
                </draw:g>
              </table:table-cell>
              <table:table-cell office:value-type="float" office:value="NaN">
                <text:p>NaN</text:p>
                <draw:g>
                  <svg:desc>Skalowalny.G2:Skalowalny.G8</svg:desc>
                </draw:g>
              </table:table-cell>
              <table:table-cell office:value-type="float" office:value="1">
                <text:p>1</text:p>
                <draw:g>
                  <svg:desc>Skalowalny.A10:Skalowalny.A16</svg:desc>
                </draw:g>
              </table:table-cell>
              <table:table-cell office:value-type="float" office:value="NaN">
                <text:p>NaN</text:p>
                <draw:g>
                  <svg:desc>Skalowalny.G10:Skalowalny.G16</svg:desc>
                </draw:g>
              </table:table-cell>
              <table:table-cell office:value-type="float" office:value="1">
                <text:p>1</text:p>
                <draw:g>
                  <svg:desc>Skalowalny.A18:Skalowalny.A24</svg:desc>
                </draw:g>
              </table:table-cell>
              <table:table-cell office:value-type="float" office:value="NaN">
                <text:p>NaN</text:p>
                <draw:g>
                  <svg:desc>Skalowalny.G18:Skalowalny.G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13009567052915">
                <text:p>0.113009567052915</text:p>
              </table:table-cell>
              <table:table-cell office:value-type="float" office:value="2">
                <text:p>2</text:p>
              </table:table-cell>
              <table:table-cell office:value-type="float" office:value="0.0131335056805484">
                <text:p>0.0131335056805484</text:p>
              </table:table-cell>
              <table:table-cell office:value-type="float" office:value="2">
                <text:p>2</text:p>
              </table:table-cell>
              <table:table-cell office:value-type="float" office:value="0.0198069454223353">
                <text:p>0.01980694542233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198223940473033">
                <text:p>0.0198223940473033</text:p>
              </table:table-cell>
              <table:table-cell office:value-type="float" office:value="4">
                <text:p>4</text:p>
              </table:table-cell>
              <table:table-cell office:value-type="float" office:value="-0.00707820580839865">
                <text:p>-0.00707820580839865</text:p>
              </table:table-cell>
              <table:table-cell office:value-type="float" office:value="4">
                <text:p>4</text:p>
              </table:table-cell>
              <table:table-cell office:value-type="float" office:value="-0.0129724756002891">
                <text:p>-0.01297247560028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00483089417683644">
                <text:p>0.00483089417683644</text:p>
              </table:table-cell>
              <table:table-cell office:value-type="float" office:value="6">
                <text:p>6</text:p>
              </table:table-cell>
              <table:table-cell office:value-type="float" office:value="-0.00158131412942171">
                <text:p>-0.00158131412942171</text:p>
              </table:table-cell>
              <table:table-cell office:value-type="float" office:value="6">
                <text:p>6</text:p>
              </table:table-cell>
              <table:table-cell office:value-type="float" office:value="0.000408094664879977">
                <text:p>0.0004080946648799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00693084115915354">
                <text:p>0.00693084115915354</text:p>
              </table:table-cell>
              <table:table-cell office:value-type="float" office:value="8">
                <text:p>8</text:p>
              </table:table-cell>
              <table:table-cell office:value-type="float" office:value="-0.00038659596822131">
                <text:p>-0.00038659596822131</text:p>
              </table:table-cell>
              <table:table-cell office:value-type="float" office:value="8">
                <text:p>8</text:p>
              </table:table-cell>
              <table:table-cell office:value-type="float" office:value="-0.000175199213106048">
                <text:p>-0.0001751992131060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0429852257341783">
                <text:p>0.00429852257341783</text:p>
              </table:table-cell>
              <table:table-cell office:value-type="float" office:value="10">
                <text:p>10</text:p>
              </table:table-cell>
              <table:table-cell office:value-type="float" office:value="0.00458254277678439">
                <text:p>0.00458254277678439</text:p>
              </table:table-cell>
              <table:table-cell office:value-type="float" office:value="10">
                <text:p>10</text:p>
              </table:table-cell>
              <table:table-cell office:value-type="float" office:value="0.00587551755418389">
                <text:p>0.005875517554183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00564747519187131">
                <text:p>0.00564747519187131</text:p>
              </table:table-cell>
              <table:table-cell office:value-type="float" office:value="12">
                <text:p>12</text:p>
              </table:table-cell>
              <table:table-cell office:value-type="float" office:value="0.00891018277667933">
                <text:p>0.00891018277667933</text:p>
              </table:table-cell>
              <table:table-cell office:value-type="float" office:value="12">
                <text:p>12</text:p>
              </table:table-cell>
              <table:table-cell office:value-type="float" office:value="0.0109867320442169">
                <text:p>0.010986732044216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